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F0000002753E92B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微软雅黑" svg:font-family="微软雅黑"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1" svg:font-family="微软雅黑"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line-height="125%"/>
    </style:style>
    <style:style style:name="P3" style:family="paragraph" style:parent-style-name="Standard">
      <style:paragraph-properties fo:line-height="125%" fo:text-align="center" style:justify-single-word="false"/>
    </style:style>
    <style:style style:name="P4" style:family="paragraph" style:parent-style-name="Standard">
      <style:paragraph-properties fo:text-align="start" style:justify-single-word="false">
        <style:tab-stops>
          <style:tab-stop style:position="2.8839in" style:type="center"/>
          <style:tab-stop style:position="5.7681in" style:type="right"/>
        </style:tab-stops>
      </style:paragraph-properties>
    </style:style>
    <style:style style:name="P5" style:family="paragraph" style:parent-style-name="Standard" style:master-page-name="Standard">
      <style:paragraph-properties fo:text-align="center" style:justify-single-word="false" style:page-number="auto"/>
    </style:style>
    <style:style style:name="P6" style:family="paragraph" style:parent-style-name="Standard" style:master-page-name="Converted1">
      <style:paragraph-properties style:page-number="auto"/>
    </style:style>
    <style:style style:name="P7" style:family="paragraph" style:parent-style-name="Footer">
      <style:paragraph-properties fo:padding="0in" fo:border="none"/>
    </style:style>
    <style:style style:name="P8" style:family="paragraph">
      <style:paragraph-properties fo:text-align="center"/>
      <style:text-properties fo:font-size="18pt"/>
    </style:style>
    <style:style style:name="T1" style:family="text">
      <style:text-properties fo:font-size="16pt" fo:font-weight="bold" style:font-size-asian="16pt" style:language-asian="zh" style:country-asian="CN" style:font-weight-asian="bold" style:font-size-complex="16pt" style:font-weight-complex="normal"/>
    </style:style>
    <style:style style:name="T2" style:family="text">
      <style:text-properties fo:font-size="16pt" fo:font-weight="bold" style:font-size-asian="16pt" style:font-weight-asian="bold" style:font-size-complex="16pt" style:font-weight-complex="normal"/>
    </style:style>
    <style:style style:name="T3" style:family="text">
      <style:text-properties fo:font-size="16pt" fo:language="en" fo:country="US" fo:font-weight="bold" style:font-size-asian="16pt" style:language-asian="zh" style:country-asian="CN" style:font-weight-asian="bold" style:font-size-complex="16pt" style:font-weight-complex="normal"/>
    </style:style>
    <style:style style:name="T4" style:family="text">
      <style:text-properties fo:font-size="12pt" style:font-size-asian="12pt"/>
    </style:style>
    <style:style style:name="T5" style:family="text">
      <style:text-properties fo:font-size="12pt" style:text-underline-style="solid" style:text-underline-width="auto" style:text-underline-color="font-color" style:font-size-asian="12pt"/>
    </style:style>
    <style:style style:name="T6" style:family="text">
      <style:text-properties fo:color="#ff0000" style:font-name="微软雅黑" fo:font-size="12pt" style:font-name-asian="微软雅黑1" style:font-size-asian="12pt" style:font-name-complex="微软雅黑1" style:font-size-complex="12pt"/>
    </style:style>
    <style:style style:name="T7" style:family="text">
      <style:text-properties fo:color="#ff0000" style:font-name="微软雅黑" fo:font-size="12pt" style:font-name-asian="微软雅黑1" style:font-size-asian="12pt" style:language-asian="zh" style:country-asian="CN" style:font-name-complex="微软雅黑1" style:font-size-complex="12pt"/>
    </style:style>
    <style:style style:name="T8" style:family="text">
      <style:text-properties fo:color="#ff0000" style:font-name="微软雅黑" fo:font-size="12pt" fo:language="en" fo:country="US" style:font-name-asian="微软雅黑1" style:font-size-asian="12pt" style:language-asian="zh" style:country-asian="CN" style:font-name-complex="微软雅黑1" style:font-size-complex="12pt"/>
    </style:style>
    <style:style style:name="T9" style:family="text">
      <style:text-properties fo:color="#ffffff" fo:font-size="1pt" style:letter-kerning="true" style:font-size-asian="1pt" style:font-size-complex="1pt"/>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padding="0in" fo:border="none"/>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图片 100009" draw:style-name="gr1" draw:text-style-name="P8" svg:width="0.4303in" svg:height="0.5413in" svg:x="0in" svg:y="0in">
        <draw:image xlink:href="Pictures/100000000000001F0000002753E92BE7.png" xlink:type="simple" xlink:show="embed" xlink:actuate="onLoad">
          <text:p/>
        </draw:image>
      </draw:frame>
      <text:p text:style-name="P5"><text:span text:style-name="T1">新</text:span><text:span text:style-name="T3">人教版</text:span><text:span text:style-name="T2">八年级</text:span><text:span text:style-name="T1">上期</text:span><text:span text:style-name="T2">英语期末</text:span><text:span text:style-name="T3">完型</text:span><text:span text:style-name="T2">填空能力提升</text:span><text:span text:style-name="T3">专</text:span><text:span text:style-name="T2">练</text:span><draw:frame draw:style-name="fr2" text:anchor-type="char" svg:x="13.028in" svg:y="13.4028in" svg:width="0.4299in" svg:height="0.5409in" draw:z-index="1"><draw:image xlink:href="Pictures/100000000000001F0000002753E92BE7.png" xlink:type="simple" xlink:show="embed" xlink:actuate="onLoad"/></draw:frame><text:bookmark text:name="Bookmark"/></text:p>
      <text:p text:style-name="P1"/>
      <text:p text:style-name="P1"/>
      <text:p text:style-name="Standard"><text:span text:style-name="T4"><text:s text:c="4"/>先通读短文，掌握其大意，然后从A、B、C、D四个选项中选出一个可以填入相应空白处的最佳答案。</text:span></text:p>
      <text:p text:style-name="P3"><text:span text:style-name="T4">A</text:span></text:p>
      <text:p text:style-name="P2"><text:span text:style-name="T4"><text:s text:c="5"/>There was a little boy. His name was Tony. He was shy but good at </text:span><text:span text:style-name="T5"><text:s text:c="2"/>l </text:span><text:span text:style-name="T4"><text:s/>. He could sing many songs </text:span><text:span text:style-name="T5"><text:s/>2 </text:span><text:span text:style-name="T4">. he learned things slowly. Then how could he make it'?</text:span></text:p>
      <text:p text:style-name="P2"><text:span text:style-name="T4"><text:s text:c="5"/>One day, he sat in the classroom</text:span><text:span text:style-name="T5"> <text:s/>3 </text:span><text:span text:style-name="T4"><text:s text:c="2"/>tears (眼泪) in his eyes. <text:s/>Mrs Black, <text:s/>his music teacher, came and asked <text:s/>"What makes you so <text:s/></text:span><text:span text:style-name="T5"><text:s/>4 </text:span><text:span text:style-name="T4"><text:s/>?" Tony answered, "We will have a singing competition and I am afraid I will lose it. I'm not good at remembering things, so other boys often </text:span><text:span text:style-name="T5"><text:s/>5</text:span><text:span text:style-name="T4"> <text:s text:c="2"/>me to practice hard. But I still can't sing well." Mrs Black said kindly, <text:s/>"Look at the snail（蜗牛） in that</text:span><text:span text:style-name="T5"> <text:s/>6 </text:span><text:span text:style-name="T4"><text:s/>. As far as we know, it is very slow, right? When you lose heart, </text:span><text:span text:style-name="T5"><text:s/>7 </text:span><text:span text:style-name="T4"><text:s/>of the snail. It can give you hope." Tony thought he could have a(n) </text:span><text:span text:style-name="T5"><text:s/>8 </text:span><text:span text:style-name="T4"><text:s/>with the snail. He decided to practice his songs until the snail got to the</text:span><text:span text:style-name="T5"> <text:s/>9 </text:span><text:span text:style-name="T4"><text:s/>of the tree.</text:span></text:p>
      <text:p text:style-name="P2"><text:span text:style-name="T4"><text:s text:c="6"/>At last, the big day came. Tony tried his best to sing his song in the competition. He sang very well and won the</text:span><text:span text:style-name="T5"> <text:s/>10 <text:s/>.</text:span><text:span text:style-name="T4"> His classmate Jack asked him, "How <text:s/>ll <text:s/>you learn the song so well?" "The snail in the tree <text:s/></text:span><text:span text:style-name="T5"><text:s/>12 </text:span><text:span text:style-name="T4"><text:s/>me how to do it: said Tony. "I saw it climb up the tree step by step</text:span><text:span text:style-name="T5"> <text:s/>13 <text:s/></text:span><text:span text:style-name="T4">didn't stop or turn back, but went on. I thought I would do my work in the </text:span><text:span text:style-name="T5"><text:s/>14 </text:span><text:span text:style-name="T4"><text:s/>way. By the time the snail got to the top of the tree, I had learned it all." "Well done, Tony! " said Jack </text:span><text:span text:style-name="T5">_15 </text:span><text:span text:style-name="T4">,"You really learned a <text:s/>lot from the snail."</text:span></text:p>
      <text:p text:style-name="P2"><text:span text:style-name="T4">( <text:s text:c="3"/>) l. A. singing <text:s text:c="4"/>B. dancing <text:s text:c="6"/>C. reading <text:s text:c="11"/>D. writing</text:span></text:p>
      <text:p text:style-name="P2"><text:span text:style-name="T4">( <text:s text:c="3"/>) 2. A. unless <text:s text:c="5"/>B. until <text:s text:c="8"/>C. although <text:s text:c="9"/>D. because</text:span></text:p>
      <text:p text:style-name="P2"><text:span text:style-name="T4">( <text:s text:c="3"/>) 3. A. from <text:s text:c="2"/>B. for <text:s text:c="4"/>C. by <text:s text:c="3"/>D. with</text:span></text:p>
      <text:p text:style-name="P2"><text:span text:style-name="T4">( <text:s text:c="3"/>) 4. A. sad <text:s text:c="8"/>B. bored <text:s text:c="6"/>C. surprised <text:s text:c="8"/>D. worried</text:span></text:p>
      <text:p text:style-name="P2"><text:span text:style-name="T4">( <text:s text:c="3"/>) 5. A. wait <text:s text:c="3"/>B. help <text:s text:c="3"/>C. invite D. serve</text:span></text:p>
      <text:p text:style-name="P2"><text:span text:style-name="T4">( <text:s text:c="3"/>) 6. A. tree <text:s text:c="3"/>B. room <text:s/>C. oven <text:s/>D. forest</text:span></text:p>
      <text:p text:style-name="P2"><text:span text:style-name="T4">( <text:s text:c="3"/>) 7. A. speak <text:s/>B. dream C. think <text:s/>D. hear</text:span></text:p>
      <text:p text:style-name="P2"><text:span text:style-name="T4">( <text:s text:c="3"/>) 8. A. test <text:s text:c="11"/>B. race <text:s text:c="6"/>C. exam <text:s text:c="6"/>D. concert</text:span></text:p>
      <text:p text:style-name="P2"><text:span text:style-name="T4">( <text:s text:c="3"/>) 9. A. top <text:s text:c="12"/>B. middle <text:s text:c="5"/>C. front <text:s text:c="5"/>D. side</text:span></text:p>
      <text:p text:style-name="P2"><text:span text:style-name="T4">( <text:s text:c="3"/>)10. A. price <text:s text:c="10"/>B. prize <text:s text:c="6"/>C. size <text:s text:c="6"/>D. example</text:span></text:p>
      <text:p text:style-name="P2"><text:span text:style-name="T4">( <text:s text:c="3"/>)11. A. should <text:s text:c="8"/>B. could <text:s text:c="5"/>C. will <text:s text:c="7"/>D. must</text:span></text:p>
      <text:p text:style-name="P2"><text:span text:style-name="T4">( <text:s text:c="3"/>)12. A. taught <text:s text:c="8"/>B. advised <text:s text:c="4"/>C. ordered <text:s text:c="4"/>D. believed</text:span></text:p>
      <text:p text:style-name="P2"><text:soft-page-break/><text:span text:style-name="T4">( <text:s text:c="3"/>)13. A. I <text:s text:c="6"/>B. He <text:s text:c="3"/>C. She <text:s text:c="2"/>D. It</text:span></text:p>
      <text:p text:style-name="P2"><text:span text:style-name="T4">( <text:s text:c="3"/>)14. A. same <text:s text:c="2"/>B. special C. easy <text:s/>D. true</text:span></text:p>
      <text:p text:style-name="P2"><text:span text:style-name="T4">( <text:s text:c="3"/>)15. A. luckily <text:s text:c="6"/>B. happily <text:s text:c="2"/>C. seriously <text:s text:c="9"/>D. quietly</text:span></text:p>
      <text:p text:style-name="P3"><text:span text:style-name="T4">B</text:span></text:p>
      <text:p text:style-name="P2"><text:span text:style-name="T4"><text:s text:c="6"/>I work in the center of London, but I like going-to the mountains when I am free. Last winter I </text:span><text:span text:style-name="T5"><text:s text:c="2"/>l </text:span><text:span text:style-name="T4"><text:s text:c="2"/>to go skiing (滑雪) in Scotland. I booked a small house for a </text:span><text:span text:style-name="T5"><text:s/>2 <text:s/></text:span><text:span text:style-name="T4">on the Internet. Then I went to the airport(机场) with my bags and waited to get on a </text:span><text:span text:style-name="T5"><text:s/>3 </text:span><text:span text:style-name="T4"><text:s/>to Scotland.</text:span></text:p>
      <text:p text:style-name="P2"><text:span text:style-name="T4"><text:s text:c="5"/>Then the </text:span><text:span text:style-name="T5"><text:s/>4</text:span><text:span text:style-name="T4"> <text:s/>started. The plane didn't <text:s text:c="2"/></text:span><text:span text:style-name="T5"><text:s/>5 </text:span><text:span text:style-name="T4"><text:s/>that night. The airport was <text:s/></text:span><text:span text:style-name="T5"><text:s/>6 <text:s/></text:span><text:span text:style-name="T4">because there was a lot of snow in Scotland. I had to <text:s/></text:span><text:span text:style-name="T5"><text:s/>7 </text:span><text:span text:style-name="T4"><text:s text:c="2"/>the night in a hotel. I tried to </text:span><text:span text:style-name="T5"><text:s/>8 </text:span><text:span text:style-name="T4"><text:s/>in the bed, but it wasn't comfortable. I couldn't even fall asleep. The next morning, the airport was open again. After I arrived in Scotland, I found</text:span><text:span text:style-name="T5"> <text:s/>9 </text:span><text:span text:style-name="T4"><text:s/>there - my bags were missing!</text:span></text:p>
      <text:p text:style-name="P2"><text:span text:style-name="T4"><text:s text:c="7"/></text:span><text:span text:style-name="T5"><text:s text:c="2"/>10 </text:span><text:span text:style-name="T4"><text:s/>I arrived at the small house by car, there was a family with two little children in it. They </text:span><text:span text:style-name="T5"><text:s/>ll </text:span><text:span text:style-name="T4"><text:s/>booked it on the Internet - for the same week. Luckily, the family were very <text:s/></text:span><text:span text:style-name="T5"><text:s/>12</text:span><text:span text:style-name="T4"> <text:s/>.They even cooked dinner for me.</text:span></text:p>
      <text:p text:style-name="P2"><text:span text:style-name="T4"><text:s text:c="5"/>The next day, I got my <text:s/></text:span><text:span text:style-name="T5">13 </text:span><text:span text:style-name="T4"><text:s text:c="2"/>from the airport and planned to go skiing </text:span><text:span text:style-name="T5">14 </text:span><text:span text:style-name="T4">, the mountain road was closed because of the heavy snow. I had to spend the whole week in that small house. "What a(n)</text:span><text:span text:style-name="T5"> 15</text:span><text:span text:style-name="T4"> holiday! " I thought, but at least there was one good thing. I made friends with the family.</text:span></text:p>
      <text:p text:style-name="P2"><text:span text:style-name="T4">( <text:s text:c="3"/>) l. A. moved <text:s text:c="6"/>B. learned <text:s text:c="7"/>C. decided <text:s text:c="8"/>D. turned</text:span></text:p>
      <text:p text:style-name="P2"><text:span text:style-name="T4">( <text:s text:c="3"/>) 2. A. day <text:s text:c="4"/>B. week <text:s text:c="2"/>C. month <text:s text:c="3"/>D. year</text:span></text:p>
      <text:p text:style-name="P2"><text:span text:style-name="T4">( <text:s text:c="3"/>) 3. A. boat <text:s text:c="3"/>B. bus <text:s text:c="3"/>C. train <text:s text:c="2"/>D. plane</text:span></text:p>
      <text:p text:style-name="P2"><text:span text:style-name="T4">( <text:s text:c="3"/>) 4. A. problems <text:s text:c="4"/>B. plans <text:s text:c="5"/>C. ideas <text:s text:c="13"/>D. fights</text:span></text:p>
      <text:p text:style-name="P2"><text:span text:style-name="T4">( <text:s text:c="3"/>) 5. A. stop <text:s text:c="9"/>B. pass <text:s text:c="6"/>C. leave <text:s text:c="13"/>D. follow</text:span></text:p>
      <text:p text:style-name="P2"><text:span text:style-name="T4">( <text:s text:c="3"/>) 6. A. closed <text:s/>B. clean <text:s/>C. far <text:s text:c="4"/>D. busy</text:span></text:p>
      <text:p text:style-name="P2"><text:span text:style-name="T4">( <text:s text:c="3"/>) 7. A. take <text:s text:c="6"/>B. spend <text:s text:c="5"/>C. choose <text:s text:c="10"/>D. watch</text:span></text:p>
      <text:p text:style-name="P2"><text:span text:style-name="T4">( <text:s text:c="3"/>) 8. A. read <text:s text:c="2"/>B. study <text:s/>C. work <text:s/>D. sleep</text:span></text:p>
      <text:p text:style-name="P2"><text:span text:style-name="T4">( <text:s text:c="3"/>) 9. A. everything <text:s text:c="7"/>B. something <text:s text:c="5"/>C. nothing <text:s text:c="4"/>D. anything</text:span></text:p>
      <text:p text:style-name="P2"><text:span text:style-name="T4">( <text:s text:c="3"/>)10. A. If <text:s text:c="7"/>B. Until <text:s text:c="6"/>C. When <text:s text:c="12"/>D. Because</text:span></text:p>
      <text:p text:style-name="P2"><text:span text:style-name="T4">( <text:s text:c="3"/>)11. A. also <text:s text:c="4"/>B. just <text:s text:c="4"/>C. still <text:s text:c="4"/>D. even</text:span></text:p>
      <text:p text:style-name="P2"><text:span text:style-name="T4">( <text:s text:c="3"/>)12. A. funny <text:s text:c="4"/>B. careful <text:s text:c="6"/>C. famous <text:s text:c="11"/>D. friendly</text:span></text:p>
      <text:p text:style-name="P2"><text:span text:style-name="T4">( <text:s text:c="3"/>)13. A. car <text:s text:c="7"/>B. bags <text:s text:c="6"/>C. phone <text:s text:c="12"/>D. tickets</text:span></text:p>
      <text:p text:style-name="P2"><text:span text:style-name="T4">( <text:s text:c="3"/>)14. A. Suddenly <text:s text:c="6"/>B. Certainly <text:s text:c="6"/>C. Finally <text:s text:c="3"/>D. Unluckily</text:span></text:p>
      <text:p text:style-name="P2"><text:soft-page-break/><text:span text:style-name="T4">( <text:s text:c="3"/>)15. A. short <text:s text:c="7"/>B. terrible <text:s text:c="4"/>C. surprising <text:s text:c="8"/>D. interesting</text:span></text:p>
      <text:p text:style-name="P3"><text:span text:style-name="T4">C</text:span></text:p>
      <text:p text:style-name="P2"><text:span text:style-name="T4"><text:s text:c="5"/>Zhang Guimei is a great teacher in our country. Her action has</text:span><text:span text:style-name="T5"> <text:s/>1 </text:span><text:span text:style-name="T4"><text:s/>lots of people all over the country.</text:span></text:p>
      <text:p text:style-name="P2"><text:span text:style-name="T4"><text:s text:c="5"/>She was born in Heilongjiang in 1957 and came to work in Yunnan at the age of 17. She has been helping <text:s/></text:span><text:span text:style-name="T5">2 </text:span><text:span text:style-name="T4"><text:s/>for more than 40 years. </text:span></text:p>
      <text:p text:style-name="P2"><text:span text:style-name="T4"><text:s text:c="5"/>As a teacher, she was sad </text:span><text:span text:style-name="T5"><text:s/>3</text:span><text:span text:style-name="T4"> <text:s/>she saw her girl students drop out of school. It was possible for many of them to go to </text:span><text:span text:style-name="T5"><text:s/>4 </text:span><text:span text:style-name="T4"><text:s/>in the future. However, they couldn't do so because their parents <text:s/></text:span><text:span text:style-name="T5"><text:s/>5 <text:s/></text:span><text:span text:style-name="T4">the money on their brothers.</text:span></text:p>
      <text:p text:style-name="P2"><text:span text:style-name="T4"><text:s text:c="5"/>In 2008, she started a</text:span><text:span text:style-name="T5"> <text:s text:c="2"/>6 <text:s/></text:span><text:span text:style-name="T4"><text:s/>school for poor girls in a small village in Yunnan. Since then, she has been busy</text:span><text:span text:style-name="T5"> <text:s/>7 <text:s/></text:span><text:span text:style-name="T4">money for the school. She has convinced(说服） many parents to</text:span><text:span text:style-name="T5"> <text:s/>8 <text:s text:c="2"/></text:span><text:span text:style-name="T4">their daughters back to school. The </text:span><text:span text:style-name="T5"><text:s/>9 <text:s/></text:span><text:span text:style-name="T4">has sent more than l,800 students to universities and colleges by now.</text:span></text:p>
      <text:p text:style-name="P2"><text:span text:style-name="T4"><text:s text:c="5"/>"An educated and good mother will</text:span><text:span text:style-name="T5"> <text:s/>10 <text:s/></text:span><text:span text:style-name="T4"><text:s/>let her children drop out of school," she said. </text:span></text:p>
      <text:p text:style-name="P2"><text:span text:style-name="T4"><text:s text:c="5"/>Zhou Yunli was a student in Huaping High School for Girls before. " </text:span><text:span text:style-name="T5"><text:s/>11</text:span><text:span text:style-name="T4"> <text:s/>the school, I didn't know what I could do," she said. When she was a child, she couldn't go on studying because his family was </text:span><text:span text:style-name="T5"><text:s/>12 </text:span><text:span text:style-name="T4"><text:s/>. "When I heard that a </text:span><text:span text:style-name="T5"><text:s/>13 </text:span><text:span text:style-name="T4"><text:s/>teacher built a free high school, I felt I found a bright (明亮的) way to my future."</text:span></text:p>
      <text:p text:style-name="P2"><text:span text:style-name="T4"><text:s text:c="6"/>"This is what my <text:s/></text:span><text:span text:style-name="T5">14 </text:span><text:span text:style-name="T4"><text:s/>taught us: when you become strong, you must remember to help </text:span><text:span text:style-name="T5"><text:s/>15 </text:span><text:span text:style-name="T4"><text:s/>," Zhou said with a smile.</text:span></text:p>
      <text:p text:style-name="P2"><text:span text:style-name="T4">( <text:s text:c="3"/>) l. A. found <text:s text:c="6"/>B. moved <text:s text:c="4"/>C. interested <text:s text:c="8"/>D. woken</text:span></text:p>
      <text:p text:style-name="P2"><text:span text:style-name="T4">( <text:s text:c="3"/>) 2. A. girls <text:s text:c="6"/>B. boys <text:s text:c="4"/>C. women <text:s text:c="10"/>D. men</text:span></text:p>
      <text:p text:style-name="P2"><text:span text:style-name="T4">( <text:s text:c="3"/>) 3. A. before <text:s text:c="4"/>B. though <text:s text:c="4"/>C. if <text:s text:c="16"/>D. when</text:span></text:p>
      <text:p text:style-name="P2"><text:span text:style-name="T4">( <text:s text:c="3"/>) 4. A. university <text:s text:c="8"/>B. shop <text:s text:c="5"/>C. office <text:s text:c="11"/>D. work</text:span></text:p>
      <text:p text:style-name="P2"><text:span text:style-name="T4">( <text:s text:c="3"/>) 5. A. made <text:s/>B. paid <text:s text:c="2"/>C. spent D. used</text:span></text:p>
      <text:p text:style-name="P2"><text:span text:style-name="T4">( <text:s text:c="3"/>) 6. A. common <text:s text:c="10"/>B. large <text:s text:c="5"/>C. cheap <text:s text:c="11"/>D. free</text:span></text:p>
      <text:p text:style-name="P2"><text:span text:style-name="T4">( <text:s text:c="3"/>) 7. A. looking for <text:s text:c="2"/>B. asking for <text:s text:c="3"/>C. caring for <text:s text:c="8"/>D. leaving for</text:span></text:p>
      <text:p text:style-name="P2"><text:span text:style-name="T4">( <text:s text:c="3"/>) 8. A. take <text:s text:c="3"/>B. send <text:s text:c="2"/>C. carry <text:s/>D. bring</text:span></text:p>
      <text:p text:style-name="P2"><text:span text:style-name="T4">( <text:s text:c="3"/>) 9. A. school <text:s text:c="4"/>B. country <text:s text:c="5"/>C. town <text:s text:c="12"/>D. city</text:span></text:p>
      <text:p text:style-name="P2"><text:span text:style-name="T4">( <text:s text:c="3"/>)10. A. always <text:s text:c="4"/>B. often <text:s text:c="6"/>C. sometimes <text:s text:c="7"/>D. never</text:span></text:p>
      <text:p text:style-name="P2"><text:span text:style-name="T4">( <text:s text:c="3"/>)ll. A. From <text:s text:c="8"/>B. In <text:s text:c="5"/>C. Without <text:s text:c="10"/>D. By</text:span></text:p>
      <text:p text:style-name="P2"><text:span text:style-name="T4">( <text:s text:c="3"/>)12. A. small <text:s text:c="6"/>B. poor <text:s text:c="5"/>C. far <text:s text:c="14"/>D. crowded</text:span></text:p>
      <text:p text:style-name="P2"><text:span text:style-name="T4">( <text:s text:c="3"/>)13. A. kind <text:s text:c="7"/>B. clever <text:s text:c="4"/>C. tall <text:s text:c="15"/>D. beautiful</text:span></text:p>
      <text:p text:style-name="P2"><text:span text:style-name="T4">( <text:s text:c="3"/>)14. A. friend <text:s text:c="6"/>B. mother <text:s text:c="3"/>C. teacher <text:s text:c="11"/>D. brother</text:span></text:p>
      <text:p text:style-name="P2"><text:soft-page-break/><text:span text:style-name="T4">( <text:s text:c="3"/>)15. A. other <text:s text:c="7"/>B. others <text:s text:c="3"/>C. the others <text:s text:c="8"/>D. another</text:span></text:p>
      <text:p text:style-name="P3"><text:span text:style-name="T4">D</text:span></text:p>
      <text:p text:style-name="P2"><text:span text:style-name="T4"><text:s text:c="5"/>Do you know Mickey Mouse? You can see </text:span><text:span text:style-name="T5"><text:s text:c="2"/>1 </text:span><text:span text:style-name="T4"><text:s/>in many cartoons. He has two big</text:span><text:span text:style-name="T5"> <text:s/>2 </text:span><text:span text:style-name="T4"><text:s text:c="2"/>ears. He always wears red shorts and white gloves. He was born </text:span><text:span text:style-name="T5"><text:s/>3 </text:span><text:span text:style-name="T4"><text:s/>November l8th, 1928. </text:span></text:p>
      <text:p text:style-name="P2"><text:span text:style-name="T4"><text:s text:c="5"/>At first, Mickey Mouse had a different </text:span><text:span text:style-name="T5"><text:s/>4 <text:s/></text:span><text:span text:style-name="T4">. Walt Disney called him Mortimer Mouse,</text:span><text:span text:style-name="T5"> <text:s/>5 <text:s/></text:span><text:span text:style-name="T4"><text:s/>Walt ' s wife <text:s/>(妻子), Lilian didn't like it. <text:s/>Later, the small mouse got a(n) </text:span><text:span text:style-name="T5"><text:s/>6 </text:span><text:span text:style-name="T4"><text:s/>name – Mickey Mouse.</text:span></text:p>
      <text:p text:style-name="P2"><text:span text:style-name="T4"><text:s text:c="4"/>Steamboat Willie is the first cartoon with </text:span><text:span text:style-name="T5"><text:s text:c="2"/>7 </text:span><text:span text:style-name="T4"><text:s text:c="2"/>and music. After that, people started to know Mickey Mouse. You may ask </text:span><text:span text:style-name="T5">8 </text:span><text:span text:style-name="T4"><text:s/>so many people like the small mouse. There are </text:span><text:span text:style-name="T5"><text:s/>9 <text:s/></text:span><text:span text:style-name="T4"><text:s/>reasons. One is that Mickey is like a man. He always faces some <text:s/>dangers and </text:span><text:span text:style-name="T5"><text:s/>10 </text:span><text:span text:style-name="T4"><text:s/>problems by himself. Many people like him and </text:span><text:span text:style-name="T5"><text:s/>ll </text:span><text:span text:style-name="T4"><text:s/>to be as brave(勇敢的) as him. The other reason is that Mickey <text:s text:c="2"/></text:span><text:span text:style-name="T5">12 </text:span><text:span text:style-name="T4"><text:s/>so much fun. He is <text:s/></text:span><text:span text:style-name="T5">13 </text:span><text:span text:style-name="T4"><text:s/>and there is always a smile on his face.</text:span></text:p>
      <text:p text:style-name="P2"><text:span text:style-name="T4"><text:s text:c="5"/>Now Mickey lives in Disneyland with his <text:s/></text:span><text:span text:style-name="T5"><text:s/>14 </text:span><text:span text:style-name="T4">, Minnie. He loves the girl very much. They meet a lot of people in the park and it is a(n) </text:span><text:span text:style-name="T5"><text:s text:c="2"/>15 </text:span><text:span text:style-name="T4"><text:s/>thing for them. They feel happy every day.</text:span></text:p>
      <text:p text:style-name="P2"><text:span text:style-name="T4">( <text:s text:c="3"/>) l. A. it <text:s text:c="5"/>B. them <text:s text:c="2"/>C. him <text:s text:c="3"/>D. her</text:span></text:p>
      <text:p text:style-name="P2"><text:span text:style-name="T4">( <text:s text:c="3"/>) 2. A. white <text:s/>B. black <text:s/>C. red <text:s text:c="3"/>D. blue</text:span></text:p>
      <text:p text:style-name="P2"><text:span text:style-name="T4">( <text:s text:c="3"/>) 3. A. from <text:s text:c="2"/>B. at <text:s text:c="5"/>C. in <text:s text:c="5"/>D. on</text:span></text:p>
      <text:p text:style-name="P2"><text:span text:style-name="T4">( <text:s text:c="3"/>) 4. A. idea <text:s text:c="3"/>B. name <text:s/>C. family D. place</text:span></text:p>
      <text:p text:style-name="P2"><text:span text:style-name="T4">( <text:s text:c="3"/>) 5. A. but <text:s text:c="4"/>B. so <text:s text:c="4"/>C. and <text:s text:c="3"/>D. or</text:span></text:p>
      <text:p text:style-name="P2"><text:span text:style-name="T4">( <text:s text:c="3"/>) 6. A. famous B. useful <text:s/>C. new <text:s text:c="2"/>D. old</text:span></text:p>
      <text:p text:style-name="P2"><text:span text:style-name="T4">( <text:s text:c="3"/>) 7. A. colors <text:s text:c="4"/>B. sounds <text:s text:c="5"/>C. roles <text:s text:c="12"/>D. models</text:span></text:p>
      <text:p text:style-name="P2"><text:span text:style-name="T4">( <text:s text:c="3"/>) 8. A. where <text:s/>B. when <text:s/>C. how <text:s text:c="2"/>D. why</text:span></text:p>
      <text:p text:style-name="P2"><text:span text:style-name="T4">( <text:s text:c="3"/>) 9. A. one <text:s text:c="3"/>B. two <text:s text:c="3"/>C. three <text:s/>D. four</text:span></text:p>
      <text:p text:style-name="P2"><text:span text:style-name="T4">( <text:s text:c="3"/>)10. A. solves <text:s text:c="6"/>B. meets <text:s text:c="4"/>C. chooses <text:s text:c="10"/>D. finds</text:span></text:p>
      <text:p text:style-name="P2"><text:span text:style-name="T4">( <text:s text:c="3"/>)ll. A. go <text:s text:c="4"/>B. want <text:s text:c="2"/>C. need <text:s text:c="2"/>D. ask</text:span></text:p>
      <text:p text:style-name="P2"><text:span text:style-name="T4">( <text:s text:c="3"/>)12. A. helps <text:s text:c="2"/>B. gets <text:s text:c="3"/>C. brings D. takes</text:span></text:p>
      <text:p text:style-name="P2"><text:span text:style-name="T4">( <text:s text:c="3"/>)13. A. smart <text:s text:c="12"/>B. busy <text:s text:c="4"/>C. special <text:s text:c="10"/>D. outgoing</text:span></text:p>
      <text:p text:style-name="P2"><text:span text:style-name="T4">( <text:s text:c="3"/>)14. A. mother <text:s text:c="10"/>B. sister <text:s text:c="4"/>C. classmate <text:s text:c="8"/>D. friend</text:span></text:p>
      <text:p text:style-name="P2"><text:span text:style-name="T4">( <text:s text:c="3"/>)15. A. easy <text:s text:c="13"/>B. boring <text:s text:c="2"/>C. interesting <text:s text:c="7"/>D. difficult</text:span></text:p>
      <text:p text:style-name="P3"><text:span text:style-name="T4">E</text:span></text:p>
      <text:p text:style-name="P2"><text:span text:style-name="T4"><text:s text:c="6"/>I came back home to see my father early one morning. After making</text:span><text:span text:style-name="T5"> <text:s/>1 </text:span><text:span text:style-name="T4"><text:s text:c="3"/>for me, </text:span><text:soft-page-break/><text:span text:style-name="T4">my dad sat down and talked with me. When he</text:span><text:span text:style-name="T5"> <text:s/>2 <text:s/></text:span><text:span text:style-name="T4">that I had to go back to work soon after breakfast, he put some money in my hand. Then he asked me </text:span><text:span text:style-name="T5"><text:s/>3 </text:span><text:span text:style-name="T4"><text:s/>I needed other things.</text:span></text:p>
      <text:p text:style-name="P2"><text:span text:style-name="T4"><text:s text:c="6"/>I was moved by his </text:span><text:span text:style-name="T5"><text:s/>4 </text:span><text:span text:style-name="T4"><text:s/>of love. Though I was almost 40, I knew that in my father's </text:span><text:span text:style-name="T5"><text:s text:c="2"/>5 </text:span><text:span text:style-name="T4"><text:s/>, I would always be his little girl. He always </text:span><text:span text:style-name="T5"><text:s text:c="2"/>6 </text:span><text:span text:style-name="T4"><text:s/>whatever his kids needed.</text:span></text:p>
      <text:p text:style-name="P2"><text:span text:style-name="T4"><text:s text:c="5"/>When I was ll, my mother didn 't feel well and had to stay at home. My father needed to work harder, so that our family could live. He was </text:span><text:span text:style-name="T5"><text:s/>7 </text:span><text:span text:style-name="T4"><text:s/>all the day. Though he didn't have much time with his kids, my dad tried his best to keep in touch with <text:s/>8 . He often called us up although he was very </text:span><text:span text:style-name="T5"><text:s/>9 .</text:span><text:span text:style-name="T4"> All he did made us feel that his <text:s text:c="2"/></text:span><text:span text:style-name="T5">10 </text:span><text:span text:style-name="T4"><text:s/>was always with us.</text:span></text:p>
      <text:p text:style-name="P2"><text:span text:style-name="T4"><text:s text:c="5"/>I remember one day when I was </text:span><text:span text:style-name="T5"><text:s text:c="2"/>ll <text:s/></text:span><text:span text:style-name="T4"><text:s/>in a supermarket with Dad. Though my shopping cart (购物车) was _</text:span><text:span text:style-name="T5">12 </text:span><text:span text:style-name="T4"><text:s text:c="2"/>, he didn't want to leave at all. He still </text:span><text:span text:style-name="T5"><text:s/>13 </text:span><text:span text:style-name="T4"><text:s/>to choose things for me. My sister said that if I didn't want Dad to buy anything </text:span><text:span text:style-name="T5">14 </text:span><text:span text:style-name="T4">me, I shouldn't show I wanted it.</text:span></text:p>
      <text:p text:style-name="P2"><text:span text:style-name="T4"><text:s text:c="6"/>My father </text:span><text:span text:style-name="T5"><text:s/>15 </text:span><text:span text:style-name="T4"><text:s/>cares about his kids. He always gives the best to us. Father's love is so great !</text:span></text:p>
      <text:p text:style-name="P2"><text:span text:style-name="T4">( <text:s text:c="3"/>) l. A. tea <text:s text:c="8"/>B. lunch <text:s text:c="6"/>C. breakfast <text:s text:c="8"/>.D. dinner</text:span></text:p>
      <text:p text:style-name="P2"><text:span text:style-name="T4">( <text:s text:c="4"/>) 2. A. asked <text:s text:c="8"/>B. understood <text:s text:c="5"/>C. hoped <text:s text:c="3"/>D. learned</text:span></text:p>
      <text:p text:style-name="P2"><text:span text:style-name="T4">( <text:s text:c="4"/>) 3. A. that <text:s text:c="3"/>B. if <text:s text:c="5"/>C. when <text:s/>D. as</text:span></text:p>
      <text:p text:style-name="P2"><text:span text:style-name="T4">( <text:s text:c="4"/>) 4. A. actions <text:s text:c="10"/>B. ways <text:s text:c="4"/>C. meanings <text:s text:c="8"/>D. ideas</text:span></text:p>
      <text:p text:style-name="P2"><text:span text:style-name="T4">( <text:s text:c="4"/>) 5. A. hands <text:s/>B. ears <text:s text:c="3"/>C. eyes <text:s text:c="2"/>D. arms</text:span></text:p>
      <text:p text:style-name="P2"><text:span text:style-name="T4">( <text:s text:c="4"/>) 6. A. shared B. gave <text:s text:c="2"/>C. chose <text:s/>D. sent</text:span></text:p>
      <text:p text:style-name="P2"><text:span text:style-name="T4">( <text:s text:c="4"/>) 7. A. working <text:s text:c="5"/>B. sleeping <text:s text:c="4"/>C. buying <text:s text:c="5"/>D. writing</text:span></text:p>
      <text:p text:style-name="P2"><text:span text:style-name="T4">( <text:s text:c="4"/>) 8. A. him <text:s text:c="3"/>B. me <text:s text:c="4"/>C. her <text:s text:c="3"/>D. us</text:span></text:p>
      <text:p text:style-name="P2"><text:span text:style-name="T4">( <text:s text:c="4"/>) 9. A. happy <text:s text:c="6"/>B. busy <text:s text:c="5"/>C. old <text:s text:c="6"/>D. successful</text:span></text:p>
      <text:p text:style-name="P2"><text:span text:style-name="T4">( <text:s text:c="4"/>)10. A. body <text:s text:c="2"/>B. job <text:s text:c="4"/>C. heart <text:s text:c="2"/>D. mind</text:span></text:p>
      <text:p text:style-name="P2"><text:span text:style-name="T4">( <text:s text:c="4"/>)ll. A. running <text:s text:c="4"/>B. shopping <text:s text:c="4"/>C. walking <text:s text:c="5"/>D. playing</text:span></text:p>
      <text:p text:style-name="P2"><text:span text:style-name="T4">( <text:s text:c="4"/>)12. A. ready <text:s/>B. nice <text:s text:c="2"/>C. large <text:s/>D. full</text:span></text:p>
      <text:p text:style-name="P2"><text:span text:style-name="T4">( <text:s text:c="4"/>)13. A. tried <text:s text:c="7"/>B. refused <text:s text:c="5"/>C. believed <text:s text:c="9"/>D. worried</text:span></text:p>
      <text:p text:style-name="P2"><text:span text:style-name="T4">( <text:s text:c="4"/>)14. A. to <text:s text:c="5"/>B. at <text:s text:c="4"/>C. for <text:s text:c="3"/>D. with</text:span></text:p>
      <text:p text:style-name="P2"><text:span text:style-name="T4">( <text:s text:c="4"/>)15. A. really <text:s text:c="6"/>B. certainly <text:s text:c="5"/>C. seriously <text:s text:c="3"/>D. differently</text:span></text:p>
      <text:p text:style-name="P3"><text:span text:style-name="T4">F</text:span></text:p>
      <text:p text:style-name="P2"><text:span text:style-name="T4"><text:s text:c="5"/>Our school had a special party last Sunday. When I got to the school </text:span><text:span text:style-name="T5"><text:s text:c="2"/>l </text:span><text:span text:style-name="T4"><text:s text:c="2"/>at 3:00 pm, I saw everything was ready. The hall was decorated (装饰) with </text:span><text:span text:style-name="T5"><text:s/>2 </text:span><text:span text:style-name="T4"><text:s/>flowers. The nice smell came to me <text:s/></text:span><text:span text:style-name="T5"><text:s/>3 <text:s/></text:span><text:span text:style-name="T4"><text:s/>I walked inside. There were also many chairs for students, </text:span><text:soft-page-break/><text:span text:style-name="T4">teachers and other </text:span><text:span text:style-name="T5"><text:s text:c="2"/>4 <text:s/></text:span><text:span text:style-name="T4"><text:s/>, like our parents. It was an important celebration, so everyone </text:span><text:span text:style-name="T5"><text:s/>5 </text:span><text:span text:style-name="T4"><text:s/>formally (正式地). Both the boys and the girls wore formal clothes.</text:span></text:p>
      <text:p text:style-name="P2"><text:span text:style-name="T4"><text:s text:c="5"/>The party </text:span><text:span text:style-name="T5"><text:s text:c="2"/>6 </text:span><text:span text:style-name="T4"><text:s text:c="2"/>at 4:00 pm. We talked and </text:span><text:span text:style-name="T5"><text:s text:c="2"/>7</text:span><text:span text:style-name="T4"> <text:s/>happily. After about one hour, the party was coming to an end. Anthony, a student in our class, gave a <text:s text:c="2"/>8 <text:s text:c="2"/>about his school life. He also wished all of us a </text:span><text:span text:style-name="T5"><text:s/>9 </text:span><text:span text:style-name="T4"><text:s/>future. I was touched by his talk and believed my dream would come true.</text:span></text:p>
      <text:p text:style-name="P2"><text:span text:style-name="T4"><text:s text:c="6"/></text:span><text:span text:style-name="T5"><text:s text:c="2"/>10 </text:span><text:span text:style-name="T4">, the headmaster gave a talk. He gave us some <text:s/></text:span><text:span text:style-name="T5"><text:s text:c="2"/>ll <text:s/></text:span><text:span text:style-name="T4"><text:s/>. The words were very useful to <text:s/></text:span><text:span text:style-name="T5"><text:s text:c="2"/>12 </text:span><text:span text:style-name="T4"><text:s/>He also advised us to <text:s/></text:span><text:span text:style-name="T5">13</text:span><text:span text:style-name="T4"> <text:s/>our future on a healthy body.</text:span></text:p>
      <text:p text:style-name="P2"><text:span text:style-name="T4"><text:s text:c="8"/></text:span><text:span text:style-name="T5">14 <text:s/></text:span><text:span text:style-name="T4">the party, we would leave school. When it was time to say goodbye, I felt a little <text:s/></text:span><text:span text:style-name="T5"><text:s/>15 </text:span><text:span text:style-name="T4"><text:s/>. I didn't want to leave my classmates and teachers. I would miss them!</text:span></text:p>
      <text:p text:style-name="P2"><text:span text:style-name="T4">( <text:s text:c="4"/>) l. A. center <text:s text:c="4"/>B. hall <text:s text:c="7"/>C. library <text:s text:c="5"/>D. hospital</text:span></text:p>
      <text:p text:style-name="P2"><text:span text:style-name="T4">( <text:s text:c="4"/>) 2. A. fresh <text:s text:c="2"/>B. dry <text:s text:c="3"/>C. dirty <text:s/>D. small</text:span></text:p>
      <text:p text:style-name="P2"><text:span text:style-name="T4">( <text:s text:c="4"/>) 3. A. but <text:s text:c="8"/>B. so <text:s text:c="5"/>C. because <text:s text:c="10"/>D. as</text:span></text:p>
      <text:p text:style-name="P2"><text:span text:style-name="T4">( <text:s text:c="4"/>) 4. A. guests <text:s text:c="8"/>B. players <text:s text:c="4"/>C. children <text:s text:c="4"/>D. classmates</text:span></text:p>
      <text:p text:style-name="P2"><text:span text:style-name="T4">( <text:s text:c="4"/>) 5. A. acted <text:s text:c="6"/>B. dressed <text:s text:c="5"/>C. discussed <text:s text:c="8"/>D. arrived</text:span></text:p>
      <text:p text:style-name="P2"><text:span text:style-name="T4">( <text:s text:c="4"/>) 6. A. ended <text:s text:c="5"/>B. stopped <text:s text:c="5"/>C. started <text:s text:c="11"/>D. appeared</text:span></text:p>
      <text:p text:style-name="P2"><text:span text:style-name="T4">( <text:s text:c="4"/>) 7. A. laughed <text:s text:c="5"/>B. studied <text:s text:c="6"/>C. worked <text:s text:c="10"/>D. waited</text:span></text:p>
      <text:p text:style-name="P2"><text:span text:style-name="T4">( <text:s text:c="4"/>) 8. A. joke <text:s text:c="5"/>B. talk <text:s text:c="4"/>C. lesson <text:s text:c="5"/>D. concert</text:span></text:p>
      <text:p text:style-name="P2"><text:span text:style-name="T4">( <text:s text:c="5"/>) 9. A. famous <text:s text:c="5"/>B. common <text:s text:c="3"/>C. successful <text:s text:c="8"/>D. relaxing</text:span></text:p>
      <text:p text:style-name="P2"><text:span text:style-name="T4">( <text:s text:c="5"/>)10. A. Finally <text:s text:c="4"/>B. Suddenly <text:s text:c="3"/>C. Luckily <text:s text:c="10"/>D. Clearly</text:span></text:p>
      <text:p text:style-name="P2"><text:span text:style-name="T4">( <text:s text:c="5"/>)ll. A. problems <text:s text:c="4"/>B. ideas <text:s text:c="4"/>C. space <text:s text:c="11"/>D. advice</text:span></text:p>
      <text:p text:style-name="P2"><text:span text:style-name="T4">( <text:s text:c="5"/>)12. A. us <text:s text:c="4"/>B. him <text:s text:c="3"/>C. them <text:s/>D. her</text:span></text:p>
      <text:p text:style-name="P2"><text:span text:style-name="T4">( <text:s text:c="5"/>)13. A. take <text:s text:c="2"/>B. serve <text:s/>C. cover D. build</text:span></text:p>
      <text:p text:style-name="P2"><text:span text:style-name="T4">( <text:s text:c="5"/>)14. A. After <text:s text:c="9"/>B. During <text:s text:c="3"/>C. Through <text:s text:c="9"/>D. From</text:span></text:p>
      <text:p text:style-name="P2"><text:span text:style-name="T4">( <text:s text:c="5"/>)15. A. excited <text:s text:c="6"/>B. interested <text:s text:c="5"/>C. sad <text:s text:c="5"/>D. surprised</text:span></text:p>
      <text:p text:style-name="P3"><text:span text:style-name="T4">G</text:span></text:p>
      <text:p text:style-name="P2"><text:span text:style-name="T4"><text:s text:c="6"/>Amy was a nice girl, and she loved dreaming. She lived near a fruit</text:span><text:span text:style-name="T5"> <text:s/>l <text:s/></text:span><text:span text:style-name="T4">in the village. Mr Smith kept the shop. One day Amy said to Mr Smith, "I would like to help you work to make </text:span><text:span text:style-name="T5"><text:s text:c="2"/>2 <text:s/></text:span><text:span text:style-name="T4">money. Dad's birthday is coming, but I have no </text:span><text:span text:style-name="T5"><text:s/>3</text:span><text:span text:style-name="T4"> <text:s/>to buy a gift for him.</text:span></text:p>
      <text:p text:style-name="P2"><text:span text:style-name="T4"><text:s text:c="6"/>"Well, Amy," said Mr Smith, "there are some delicious </text:span><text:span text:style-name="T5"><text:s/>4 <text:s/></text:span><text:span text:style-name="T4"><text:s text:c="2"/>in my garden <text:s/>(园子). <text:s/>If you pick them </text:span><text:span text:style-name="T5"><text:s/>5 </text:span><text:span text:style-name="T4"><text:s/>me, I will pay you thirteen cents (美分) for a kilogram."</text:span></text:p>
      <text:p text:style-name="P2"><text:span text:style-name="T4"><text:s text:c="6"/>Amy was so <text:s/></text:span><text:span text:style-name="T5"><text:s/>6 </text:span><text:span text:style-name="T4"><text:s/>that she decided to go to pick the strawberries. She ran home to get a basket at once. Then she would like to </text:span><text:span text:style-name="T5"><text:s/>7 </text:span><text:span text:style-name="T4"><text:s/>how much money she would get if she </text:span><text:soft-page-break/><text:span text:style-name="T4">picked five <text:s/>kilograms. She soon </text:span><text:span text:style-name="T5"><text:s/>8 </text:span><text:span text:style-name="T4"><text:s/>that she would get <text:s/>sixty-five cents.</text:span></text:p>
      <text:p text:style-name="P2"><text:span text:style-name="T4"><text:s text:c="7"/>"If I </text:span><text:span text:style-name="T5"><text:s/>9 </text:span><text:span text:style-name="T4"><text:s/>twelve kilograms," thought she, "how much can I get then?" She said to herself after thinking for a while, "I can get one dollar and </text:span><text:span text:style-name="T5"><text:s/>10 </text:span><text:span text:style-name="T4"><text:s/>cents."</text:span></text:p>
      <text:p text:style-name="P2"><text:span text:style-name="T4"><text:s text:c="6"/>Amy then found out how much Mr Smith would</text:span><text:span text:style-name="T5"> <text:s/>ll </text:span><text:span text:style-name="T4"><text:s/>her for fifty, a hundred, and two hundred kilograms. It took her some time to do this, and then it was near <text:s text:c="2"/></text:span><text:span text:style-name="T5">12 <text:s/>t</text:span><text:span text:style-name="T4">ime. As soon as lunch was over, she took her basket and </text:span><text:span text:style-name="T5"><text:s/>13 <text:s/></text:span><text:span text:style-name="T4">went to the garden. To her surprise, some boys picked all the <text:s/></text:span><text:span text:style-name="T5"><text:s/>14 <text:s text:c="2"/></text:span><text:span text:style-name="T4"><text:s/>strawberries because they got there before lunch.</text:span></text:p>
      <text:p text:style-name="P2"><text:span text:style-name="T4"><text:s text:c="6"/></text:span><text:span text:style-name="T5"><text:s text:c="3"/>15 <text:s/></text:span><text:span text:style-name="T4">she went home, she thought of what her teacher often told her, "Do your work at once, and then think about it. You should do one thing, but not just dream of it." </text:span></text:p>
      <text:p text:style-name="P2"><text:span text:style-name="T4"><text:s/>( <text:s text:c="3"/>) l. A. market <text:s text:c="6"/>B. factory <text:s text:c="6"/>C. shop <text:s text:c="8"/>D. farm</text:span></text:p>
      <text:p text:style-name="P2"><text:span text:style-name="T4"><text:s/>( <text:s text:c="3"/>) 2. A. any <text:s text:c="3"/>B. some <text:s/>C. few <text:s text:c="2"/>D. little</text:span></text:p>
      <text:p text:style-name="P2"><text:span text:style-name="T4"><text:s/>( <text:s text:c="3"/>) 3. A. money B. time <text:s text:c="2"/>C. place <text:s/>D. friend</text:span></text:p>
      <text:p text:style-name="P2"><text:span text:style-name="T4"><text:s/>( <text:s text:c="3"/>) 4. A. apples <text:s text:c="5"/>B. oranges <text:s text:c="5"/>C. bananas <text:s text:c="4"/>D. strawberries</text:span></text:p>
      <text:p text:style-name="P2"><text:span text:style-name="T4"><text:s/>( <text:s text:c="3"/>) 5. A. up <text:s text:c="4"/>B. for <text:s text:c="4"/>C. with <text:s/>D. to</text:span></text:p>
      <text:p text:style-name="P2"><text:span text:style-name="T4"><text:s/>( <text:s text:c="3"/>) 6. A. nice <text:s text:c="6"/>B. smart <text:s text:c="7"/>C. happy <text:s text:c="12"/>D. popular</text:span></text:p>
      <text:p text:style-name="P2"><text:span text:style-name="T4"><text:s/>( <text:s text:c="3"/>) 7. A. know <text:s/>B. watch <text:s/>C. tell <text:s text:c="2"/>D. think</text:span></text:p>
      <text:p text:style-name="P2"><text:span text:style-name="T4"><text:s/>( <text:s text:c="3"/>) 8. A. got out <text:s text:c="4"/>B. took out <text:s text:c="4"/>C. carried out <text:s text:c="8"/>D. worked out</text:span></text:p>
      <text:p text:style-name="P2"><text:span text:style-name="T4"><text:s/>( <text:s text:c="3"/>) 9. A. need <text:s text:c="2"/>B. pick <text:s text:c="2"/>C. grow D. share</text:span></text:p>
      <text:p text:style-name="P2"><text:span text:style-name="T4"><text:s/>( <text:s text:c="3"/>)10. A. fifty-four <text:s text:c="5"/>B. fifty-five <text:s text:c="4"/>C. fifty-six <text:s text:c="3"/>D. fifty-seven</text:span></text:p>
      <text:p text:style-name="P2"><text:span text:style-name="T4"><text:s/>( <text:s text:c="4"/>)ll. A. pay <text:s text:c="3"/>B. spend <text:s/>C. send <text:s/>D. sell</text:span></text:p>
      <text:p text:style-name="P2"><text:span text:style-name="T4"><text:s/>( <text:s text:c="4"/>)12. A. breakfast <text:s text:c="5"/>B. lunch <text:s text:c="4"/>C. dinner <text:s text:c="11"/>D. tea</text:span></text:p>
      <text:p text:style-name="P2"><text:span text:style-name="T4"><text:s/>( <text:s text:c="4"/>)13. A. luckily <text:s text:c="8"/>B. carefully <text:s text:c="4"/>C. finally <text:s text:c="8"/>D. quickly</text:span></text:p>
      <text:p text:style-name="P2"><text:span text:style-name="T4"><text:s/>( <text:s text:c="4"/>)14. A. delicious <text:s text:c="8"/>B. famous <text:s text:c="5"/>C. important <text:s text:c="2"/>D. expensive</text:span></text:p>
      <text:p text:style-name="Footer"><text:span text:style-name="T4"><text:s/>( <text:s text:c="4"/>)15. A. Since <text:s/>B. If <text:s text:c="5"/>C. As <text:s text:c="3"/>D. Befor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微软雅黑" svg:font-family="微软雅黑"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1"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pt" fo:language="en" fo:country="US" style:font-name-asian="宋体"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default-outline-level="" style:list-style-name="" style:class="extra">
      <style:paragraph-properties fo:text-align="start" style:justify-single-word="false" text:number-lines="false" text:line-number="0">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default-outline-level="" style:list-style-name="" style:class="extra">
      <style:paragraph-properties fo:text-align="center" style:justify-single-word="false" fo:padding-left="0in" fo:padding-right="0in" fo:padding-top="0in" fo:padding-bottom="0.0138in" fo:border-left="none" fo:border-right="none" fo:border-top="none" fo:border-bottom="0.0102in solid #00000a" text:number-lines="false" text:line-number="0">
        <style:tab-stops>
          <style:tab-stop style:position="2.8839in" style:type="center"/>
          <style:tab-stop style:position="5.7681in" style:type="right"/>
        </style:tab-stops>
      </style:paragraph-properties>
      <style:text-properties fo:font-size="9pt" style:letter-kerning="true" style:font-size-asian="9pt" style:font-size-complex="9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页眉_20_Char" style:display-name="页眉 Char" style:family="text">
      <style:text-properties fo:font-size="9pt" style:font-size-asian="9pt" style:language-asian="zh" style:country-asian="CN"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Standard">
      <style:paragraph-properties fo:text-align="start" style:justify-single-word="false">
        <style:tab-stops>
          <style:tab-stop style:position="2.8839in" style:type="center"/>
          <style:tab-stop style:position="5.7681in" style:type="right"/>
        </style:tab-stops>
      </style:paragraph-properties>
    </style:style>
    <style:style style:name="MT1" style:family="text">
      <style:text-properties fo:color="#ff0000" style:font-name="微软雅黑" fo:font-size="12pt" style:font-name-asian="微软雅黑1" style:font-size-asian="12pt" style:language-asian="zh" style:country-asian="CN" style:font-name-complex="微软雅黑1" style:font-size-complex="12pt"/>
    </style:style>
    <style:style style:name="MT2" style:family="text">
      <style:text-properties fo:color="#ff0000" style:font-name="微软雅黑" fo:font-size="12pt" style:font-name-asian="微软雅黑1" style:font-size-asian="12pt" style:font-name-complex="微软雅黑1" style:font-size-complex="12pt"/>
    </style:style>
    <style:style style:name="MT3" style:family="text">
      <style:text-properties fo:color="#ff0000" style:font-name="微软雅黑" fo:font-size="12pt" fo:language="en" fo:country="US" style:font-name-asian="微软雅黑1" style:font-size-asian="12pt" style:language-asian="zh" style:country-asian="CN" style:font-name-complex="微软雅黑1" style:font-size-complex="12pt"/>
    </style:style>
    <style:style style:name="MT4" style:family="text">
      <style:text-properties fo:color="#ffffff" fo:font-size="1pt" style:letter-kerning="true" style:font-size-asian="1pt" style:font-size-complex="1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padding="0in" fo:border="none"/>
    </style:style>
    <style:page-layout style:name="Mpm1">
      <style:page-layout-properties fo:page-width="7.1654in" fo:page-height="10.1181in" style:num-format="1" style:print-orientation="landscape" fo:margin-top="0.2362in" fo:margin-bottom="0.689in" fo:margin-left="0.3937in" fo:margin-right="1in" style:writing-mode="lr-tb" style:layout-grid-color="#c0c0c0" style:layout-grid-lines="42" style:layout-grid-base-height="0.1665in" style:layout-grid-ruby-height="0.0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516in" fo:margin-left="0in" fo:margin-right="0in" fo:margin-bottom="0.5118in" style:dynamic-spacing="true"/>
      </style:header-style>
      <style:footer-style>
        <style:header-footer-properties fo:min-height="0.0984in" fo:margin-left="0in" fo:margin-right="0in" fo:margin-top="0.0591in" style:dynamic-spacing="true"/>
      </style:footer-style>
    </style:page-layout>
    <style:page-layout style:name="Mpm2">
      <style:page-layout-properties fo:page-width="7.1654in" fo:page-height="10.1181in" style:num-format="1" style:print-orientation="portrait" fo:margin-top="0.4917in" fo:margin-bottom="0.4917in" fo:margin-left="1.25in" fo:margin-right="1.25in" style:writing-mode="lr-tb" style:layout-grid-color="#c0c0c0" style:layout-grid-lines="2320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Header"><text:span text:style-name="MT1">中学英语</text:span><text:span text:style-name="MT2">网www.</text:span><text:span text:style-name="MT3">trjlseng</text:span><text:span text:style-name="MT2">.com</text:span></text:p>
      </style:header>
      <style:footer>
        <text:p text:style-name="Footer"><draw:frame draw:style-name="Mfr1" draw:name="Frame1" text:anchor-type="paragraph" svg:y="0.0008in" fo:min-width="0.0161in" draw:z-index="5"><draw:text-box fo:min-height="0in"><text:p text:style-name="MP1"><text:page-number text:select-page="current">7</text:page-number></text:p></draw:text-box></draw:frame></text:p>
        <text:p text:style-name="MP2"><text:span text:style-name="MT4">学科网（北京）股份有限公司</text:span></text:p>
      </style:footer>
      <style:footer-left>
        <text:p text:style-name="Footer"/>
        <text:p text:style-name="MP1"><text:span text:style-name="MT4">学科网（北京）股份有限公司</text:span><text:page-number text:select-page="current">8</text:page-number></text:p>
        <text:p text:style-name="Footer"/>
      </style:footer-left>
    </style:master-page>
    <style:master-page style:name="Converted1" style:page-layout-name="Mpm2">
      <style:header>
        <text:p text:style-name="Header"><text:span text:style-name="MT1">中学英语</text:span><text:span text:style-name="MT2">网www.</text:span><text:span text:style-name="MT3">trjlseng</text:span><text:span text:style-name="MT2">.com</text:span></text:p>
      </style:header>
      <style:footer>
        <text:p text:style-name="Footer"><draw:frame draw:style-name="Mfr1" text:anchor-type="paragraph" svg:y="0.0008in" fo:min-width="0.0161in" draw:z-index="6"><draw:text-box fo:min-height="0in"><text:p text:style-name="MP1"><text:page-number text:select-page="current">8</text:page-number></text:p></draw:text-box></draw:frame></text:p>
        <text:p text:style-name="MP2"><text:span text:style-name="MT4">学科网（北京）股份有限公司</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1T02:10:00</meta:creation-date>
    <meta:initial-creator>user</meta:initial-creator>
    <dc:creator>Administrator</dc:creator>
    <dc:date>2022-10-29T01:21:17</dc:date>
    <dc:title>八年级英语期未完形填空检测（二）</dc:title>
    <meta:editing-cycles>3</meta:editing-cycles>
    <meta:editing-duration>P0D</meta:editing-duration>
    <meta:generator>OpenOffice/4.1.15$Win32 OpenOffice.org_project/4115m2$Build-9813</meta:generator>
    <meta:document-statistic meta:table-count="0" meta:image-count="1" meta:object-count="0" meta:page-count="8" meta:paragraph-count="154" meta:word-count="2942" meta:character-count="15023"/>
    <meta:user-defined meta:name="Company">上蔡县第一初级中学</meta:user-defined>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 xlink:href=""/>
  </office:meta>
</office:document-meta>
</file>